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dTomato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enotyp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formula="of:=[$Sheet1.A3]" office:value-type="string" office:string-value="WT" calcext:value-type="string">
            <text:p>WT</text:p>
          </table:table-cell>
          <table:table-cell office:value-type="string" calcext:value-type="string">
            <text:p>LV</text:p>
          </table:table-cell>
          <table:table-cell office:value-type="float" office:value="0.0126483988353999" calcext:value-type="float">
            <text:p>0.0126483988354</text:p>
          </table:table-cell>
        </table:table-row>
        <table:table-row table:style-name="ro1">
          <table:table-cell table:formula="of:=[$Sheet1.A4]" office:value-type="string" office:string-value="WT" calcext:value-type="string">
            <text:p>WT</text:p>
          </table:table-cell>
          <table:table-cell office:value-type="string" calcext:value-type="string">
            <text:p>LV</text:p>
          </table:table-cell>
          <table:table-cell office:value-type="float" office:value="0.00461199696725918" calcext:value-type="float">
            <text:p>0.004611996967259</text:p>
          </table:table-cell>
        </table:table-row>
        <table:table-row table:style-name="ro1">
          <table:table-cell table:formula="of:=[$Sheet1.A5]" office:value-type="string" office:string-value="WT" calcext:value-type="string">
            <text:p>WT</text:p>
          </table:table-cell>
          <table:table-cell office:value-type="string" calcext:value-type="string">
            <text:p>LV</text:p>
          </table:table-cell>
          <table:table-cell office:value-type="float" office:value="0.00587941262579964" calcext:value-type="float">
            <text:p>0.0058794126258</text:p>
          </table:table-cell>
        </table:table-row>
        <table:table-row table:style-name="ro1">
          <table:table-cell table:formula="of:=[$Sheet1.A6]" office:value-type="string" office:string-value="WT" calcext:value-type="string">
            <text:p>WT</text:p>
          </table:table-cell>
          <table:table-cell office:value-type="string" calcext:value-type="string">
            <text:p>LV</text:p>
          </table:table-cell>
          <table:table-cell office:value-type="float" office:value="0.00820385816105351" calcext:value-type="float">
            <text:p>0.008203858161054</text:p>
          </table:table-cell>
        </table:table-row>
        <table:table-row table:style-name="ro1">
          <table:table-cell table:formula="of:=[$Sheet1.A7]" office:value-type="string" office:string-value="Mut" calcext:value-type="string">
            <text:p>Mut</text:p>
          </table:table-cell>
          <table:table-cell office:value-type="string" calcext:value-type="string">
            <text:p>LV</text:p>
          </table:table-cell>
          <table:table-cell office:value-type="float" office:value="0.0298770683674826" calcext:value-type="float">
            <text:p>0.029877068367483</text:p>
          </table:table-cell>
        </table:table-row>
        <table:table-row table:style-name="ro1">
          <table:table-cell table:formula="of:=[$Sheet1.A8]" office:value-type="string" office:string-value="Mut" calcext:value-type="string">
            <text:p>Mut</text:p>
          </table:table-cell>
          <table:table-cell office:value-type="string" calcext:value-type="string">
            <text:p>LV</text:p>
          </table:table-cell>
          <table:table-cell office:value-type="float" office:value="0.0127324999651617" calcext:value-type="float">
            <text:p>0.012732499965162</text:p>
          </table:table-cell>
        </table:table-row>
        <table:table-row table:style-name="ro1">
          <table:table-cell table:formula="of:=[$Sheet1.A9]" office:value-type="string" office:string-value="Mut" calcext:value-type="string">
            <text:p>Mut</text:p>
          </table:table-cell>
          <table:table-cell office:value-type="string" calcext:value-type="string">
            <text:p>LV</text:p>
          </table:table-cell>
          <table:table-cell office:value-type="float" office:value="0.0308784844578726" calcext:value-type="float">
            <text:p>0.030878484457873</text:p>
          </table:table-cell>
        </table:table-row>
        <table:table-row table:style-name="ro1">
          <table:table-cell table:formula="of:=[$Sheet1.A10]" office:value-type="string" office:string-value="Mut" calcext:value-type="string">
            <text:p>Mut</text:p>
          </table:table-cell>
          <table:table-cell office:value-type="string" calcext:value-type="string">
            <text:p>LV</text:p>
          </table:table-cell>
          <table:table-cell office:value-type="float" office:value="0.0000932812167657428" calcext:value-type="float">
            <text:p>9.32812167657428E-05</text:p>
          </table:table-cell>
        </table:table-row>
        <table:table-row table:style-name="ro1">
          <table:table-cell table:formula="of:=[.A2]" office:value-type="string" office:string-value="WT" calcext:value-type="string">
            <text:p>WT</text:p>
          </table:table-cell>
          <table:table-cell office:value-type="string" calcext:value-type="string">
            <text:p>RV</text:p>
          </table:table-cell>
          <table:table-cell office:value-type="float" office:value="0.000979788031502508" calcext:value-type="float">
            <text:p>0.000979788031503</text:p>
          </table:table-cell>
        </table:table-row>
        <table:table-row table:style-name="ro1">
          <table:table-cell table:formula="of:=[.A3]" office:value-type="string" office:string-value="WT" calcext:value-type="string">
            <text:p>WT</text:p>
          </table:table-cell>
          <table:table-cell office:value-type="string" calcext:value-type="string">
            <text:p>RV</text:p>
          </table:table-cell>
          <table:table-cell office:value-type="float" office:value="0.00129960039773306" calcext:value-type="float">
            <text:p>0.001299600397733</text:p>
          </table:table-cell>
        </table:table-row>
        <table:table-row table:style-name="ro1">
          <table:table-cell table:formula="of:=[.A4]" office:value-type="string" office:string-value="WT" calcext:value-type="string">
            <text:p>WT</text:p>
          </table:table-cell>
          <table:table-cell office:value-type="string" calcext:value-type="string">
            <text:p>RV</text:p>
          </table:table-cell>
          <table:table-cell office:value-type="float" office:value="0.00534667260225085" calcext:value-type="float">
            <text:p>0.005346672602251</text:p>
          </table:table-cell>
        </table:table-row>
        <table:table-row table:style-name="ro1">
          <table:table-cell table:formula="of:=[.A5]" office:value-type="string" office:string-value="WT" calcext:value-type="string">
            <text:p>WT</text:p>
          </table:table-cell>
          <table:table-cell office:value-type="string" calcext:value-type="string">
            <text:p>RV</text:p>
          </table:table-cell>
          <table:table-cell office:value-type="float" office:value="0.000909128795332182" calcext:value-type="float">
            <text:p>0.000909128795332</text:p>
          </table:table-cell>
        </table:table-row>
        <table:table-row table:style-name="ro1">
          <table:table-cell table:formula="of:=[.A6]" office:value-type="string" office:string-value="Mut" calcext:value-type="string">
            <text:p>Mut</text:p>
          </table:table-cell>
          <table:table-cell office:value-type="string" calcext:value-type="string">
            <text:p>RV</text:p>
          </table:table-cell>
          <table:table-cell office:value-type="float" office:value="0.00133816590112967" calcext:value-type="float">
            <text:p>0.00133816590113</text:p>
          </table:table-cell>
        </table:table-row>
        <table:table-row table:style-name="ro1">
          <table:table-cell table:formula="of:=[.A7]" office:value-type="string" office:string-value="Mut" calcext:value-type="string">
            <text:p>Mut</text:p>
          </table:table-cell>
          <table:table-cell office:value-type="string" calcext:value-type="string">
            <text:p>RV</text:p>
          </table:table-cell>
          <table:table-cell office:value-type="float" office:value="0.000377590575330736" calcext:value-type="float">
            <text:p>0.000377590575331</text:p>
          </table:table-cell>
        </table:table-row>
        <table:table-row table:style-name="ro1">
          <table:table-cell table:formula="of:=[.A8]" office:value-type="string" office:string-value="Mut" calcext:value-type="string">
            <text:p>Mut</text:p>
          </table:table-cell>
          <table:table-cell office:value-type="string" calcext:value-type="string">
            <text:p>RV</text:p>
          </table:table-cell>
          <table:table-cell office:value-type="float" office:value="0.00411060156239465" calcext:value-type="float">
            <text:p>0.004110601562395</text:p>
          </table:table-cell>
        </table:table-row>
        <table:table-row table:style-name="ro1">
          <table:table-cell table:formula="of:=[.A9]" office:value-type="string" office:string-value="Mut" calcext:value-type="string">
            <text:p>Mut</text:p>
          </table:table-cell>
          <table:table-cell office:value-type="string" calcext:value-type="string">
            <text:p>RV</text:p>
          </table:table-cell>
          <table:table-cell office:value-type="float" office:value="0.0000492855527974227" calcext:value-type="float">
            <text:p>4.92855527974227E-05</text:p>
          </table:table-cell>
        </table:table-row>
        <table:table-row table:style-name="ro1">
          <table:table-cell table:formula="of:=[.A10]" office:value-type="string" office:string-value="WT" calcext:value-type="string">
            <text:p>WT</text:p>
          </table:table-cell>
          <table:table-cell office:value-type="string" calcext:value-type="string">
            <text:p>IVS</text:p>
          </table:table-cell>
          <table:table-cell office:value-type="float" office:value="0.0612520732422953" calcext:value-type="float">
            <text:p>0.061252073242295</text:p>
          </table:table-cell>
        </table:table-row>
        <table:table-row table:style-name="ro1">
          <table:table-cell table:formula="of:=[.A11]" office:value-type="string" office:string-value="WT" calcext:value-type="string">
            <text:p>WT</text:p>
          </table:table-cell>
          <table:table-cell office:value-type="string" calcext:value-type="string">
            <text:p>IVS</text:p>
          </table:table-cell>
          <table:table-cell office:value-type="float" office:value="0.043103235139055" calcext:value-type="float">
            <text:p>0.043103235139055</text:p>
          </table:table-cell>
        </table:table-row>
        <table:table-row table:style-name="ro1">
          <table:table-cell table:formula="of:=[.A12]" office:value-type="string" office:string-value="WT" calcext:value-type="string">
            <text:p>WT</text:p>
          </table:table-cell>
          <table:table-cell office:value-type="string" calcext:value-type="string">
            <text:p>IVS</text:p>
          </table:table-cell>
          <table:table-cell office:value-type="float" office:value="0.0288545102113607" calcext:value-type="float">
            <text:p>0.028854510211361</text:p>
          </table:table-cell>
        </table:table-row>
        <table:table-row table:style-name="ro1">
          <table:table-cell table:formula="of:=[.A13]" office:value-type="string" office:string-value="WT" calcext:value-type="string">
            <text:p>WT</text:p>
          </table:table-cell>
          <table:table-cell office:value-type="string" calcext:value-type="string">
            <text:p>IVS</text:p>
          </table:table-cell>
          <table:table-cell office:value-type="float" office:value="0.0519371583946335" calcext:value-type="float">
            <text:p>0.051937158394634</text:p>
          </table:table-cell>
        </table:table-row>
        <table:table-row table:style-name="ro1">
          <table:table-cell table:formula="of:=[.A14]" office:value-type="string" office:string-value="Mut" calcext:value-type="string">
            <text:p>Mut</text:p>
          </table:table-cell>
          <table:table-cell office:value-type="string" calcext:value-type="string">
            <text:p>IVS</text:p>
          </table:table-cell>
          <table:table-cell office:value-type="float" office:value="0.0568474067085952" calcext:value-type="float">
            <text:p>0.056847406708595</text:p>
          </table:table-cell>
        </table:table-row>
        <table:table-row table:style-name="ro1">
          <table:table-cell table:formula="of:=[.A15]" office:value-type="string" office:string-value="Mut" calcext:value-type="string">
            <text:p>Mut</text:p>
          </table:table-cell>
          <table:table-cell office:value-type="string" calcext:value-type="string">
            <text:p>IVS</text:p>
          </table:table-cell>
          <table:table-cell office:value-type="float" office:value="0.0589590931265077" calcext:value-type="float">
            <text:p>0.058959093126508</text:p>
          </table:table-cell>
        </table:table-row>
        <table:table-row table:style-name="ro1">
          <table:table-cell table:formula="of:=[.A16]" office:value-type="string" office:string-value="Mut" calcext:value-type="string">
            <text:p>Mut</text:p>
          </table:table-cell>
          <table:table-cell office:value-type="string" calcext:value-type="string">
            <text:p>IVS</text:p>
          </table:table-cell>
          <table:table-cell office:value-type="float" office:value="0.0799017500240692" calcext:value-type="float">
            <text:p>0.079901750024069</text:p>
          </table:table-cell>
        </table:table-row>
        <table:table-row table:style-name="ro1">
          <table:table-cell table:formula="of:=[.A17]" office:value-type="string" office:string-value="Mut" calcext:value-type="string">
            <text:p>Mut</text:p>
          </table:table-cell>
          <table:table-cell office:value-type="string" calcext:value-type="string">
            <text:p>IVS</text:p>
          </table:table-cell>
          <table:table-cell office:value-type="float" office:value="0.00749773862227872" calcext:value-type="float">
            <text:p>0.007497738622279</text:p>
          </table:table-cell>
        </table:table-row>
        <table:table-row table:style-name="ro1">
          <table:table-cell table:formula="of:=[.A18]" office:value-type="string" office:string-value="WT" calcext:value-type="string">
            <text:p>WT</text:p>
          </table:table-cell>
          <table:table-cell office:value-type="string" calcext:value-type="string">
            <text:p>AVCplx</text:p>
          </table:table-cell>
          <table:table-cell office:value-type="float" office:value="0.0247967940753171" calcext:value-type="float">
            <text:p>0.024796794075317</text:p>
          </table:table-cell>
        </table:table-row>
        <table:table-row table:style-name="ro1">
          <table:table-cell table:formula="of:=[.A19]" office:value-type="string" office:string-value="WT" calcext:value-type="string">
            <text:p>WT</text:p>
          </table:table-cell>
          <table:table-cell office:value-type="string" calcext:value-type="string">
            <text:p>AVCplx</text:p>
          </table:table-cell>
          <table:table-cell office:value-type="float" office:value="0.0286333819159157" calcext:value-type="float">
            <text:p>0.028633381915916</text:p>
          </table:table-cell>
        </table:table-row>
        <table:table-row table:style-name="ro1">
          <table:table-cell table:formula="of:=[.A20]" office:value-type="string" office:string-value="WT" calcext:value-type="string">
            <text:p>WT</text:p>
          </table:table-cell>
          <table:table-cell office:value-type="string" calcext:value-type="string">
            <text:p>AVCplx</text:p>
          </table:table-cell>
          <table:table-cell office:value-type="float" office:value="0.029072406865314" calcext:value-type="float">
            <text:p>0.029072406865314</text:p>
          </table:table-cell>
        </table:table-row>
        <table:table-row table:style-name="ro1">
          <table:table-cell table:formula="of:=[.A21]" office:value-type="string" office:string-value="WT" calcext:value-type="string">
            <text:p>WT</text:p>
          </table:table-cell>
          <table:table-cell office:value-type="string" calcext:value-type="string">
            <text:p>AVCplx</text:p>
          </table:table-cell>
          <table:table-cell office:value-type="float" office:value="0.0317687440950996" calcext:value-type="float">
            <text:p>0.0317687440951</text:p>
          </table:table-cell>
        </table:table-row>
        <table:table-row table:style-name="ro1">
          <table:table-cell table:formula="of:=[.A22]" office:value-type="string" office:string-value="Mut" calcext:value-type="string">
            <text:p>Mut</text:p>
          </table:table-cell>
          <table:table-cell office:value-type="string" calcext:value-type="string">
            <text:p>AVCplx</text:p>
          </table:table-cell>
          <table:table-cell office:value-type="float" office:value="0.0129187308164096" calcext:value-type="float">
            <text:p>0.01291873081641</text:p>
          </table:table-cell>
        </table:table-row>
        <table:table-row table:style-name="ro1">
          <table:table-cell table:formula="of:=[.A23]" office:value-type="string" office:string-value="Mut" calcext:value-type="string">
            <text:p>Mut</text:p>
          </table:table-cell>
          <table:table-cell office:value-type="string" calcext:value-type="string">
            <text:p>AVCplx</text:p>
          </table:table-cell>
          <table:table-cell office:value-type="float" office:value="0.0122471514661591" calcext:value-type="float">
            <text:p>0.012247151466159</text:p>
          </table:table-cell>
        </table:table-row>
        <table:table-row table:style-name="ro1">
          <table:table-cell table:formula="of:=[.A24]" office:value-type="string" office:string-value="Mut" calcext:value-type="string">
            <text:p>Mut</text:p>
          </table:table-cell>
          <table:table-cell office:value-type="string" calcext:value-type="string">
            <text:p>AVCplx</text:p>
          </table:table-cell>
          <table:table-cell office:value-type="float" office:value="0.0175634778329108" calcext:value-type="float">
            <text:p>0.017563477832911</text:p>
          </table:table-cell>
        </table:table-row>
        <table:table-row table:style-name="ro1">
          <table:table-cell table:formula="of:=[.A25]" office:value-type="string" office:string-value="Mut" calcext:value-type="string">
            <text:p>Mut</text:p>
          </table:table-cell>
          <table:table-cell office:value-type="string" calcext:value-type="string">
            <text:p>AVCplx</text:p>
          </table:table-cell>
          <table:table-cell office:value-type="float" office:value="0.00843748084843716" calcext:value-type="float">
            <text:p>0.008437480848437</text:p>
          </table:table-cell>
        </table:table-row>
        <table:table-row table:style-name="ro1">
          <table:table-cell table:formula="of:=[.A26]" office:value-type="string" office:string-value="WT" calcext:value-type="string">
            <text:p>WT</text:p>
          </table:table-cell>
          <table:table-cell office:value-type="string" calcext:value-type="string">
            <text:p>LA</text:p>
          </table:table-cell>
          <table:table-cell office:value-type="float" office:value="0.00703706749705234" calcext:value-type="float">
            <text:p>0.007037067497052</text:p>
          </table:table-cell>
        </table:table-row>
        <table:table-row table:style-name="ro1">
          <table:table-cell table:formula="of:=[.A27]" office:value-type="string" office:string-value="WT" calcext:value-type="string">
            <text:p>WT</text:p>
          </table:table-cell>
          <table:table-cell office:value-type="string" calcext:value-type="string">
            <text:p>LA</text:p>
          </table:table-cell>
          <table:table-cell office:value-type="float" office:value="0.0000557621390044509" calcext:value-type="float">
            <text:p>5.57621390044509E-05</text:p>
          </table:table-cell>
        </table:table-row>
        <table:table-row table:style-name="ro1">
          <table:table-cell table:formula="of:=[.A28]" office:value-type="string" office:string-value="WT" calcext:value-type="string">
            <text:p>WT</text:p>
          </table:table-cell>
          <table:table-cell office:value-type="string" calcext:value-type="string">
            <text:p>LA</text:p>
          </table:table-cell>
          <table:table-cell office:value-type="float" office:value="0.00379564144059637" calcext:value-type="float">
            <text:p>0.003795641440596</text:p>
          </table:table-cell>
        </table:table-row>
        <table:table-row table:style-name="ro1">
          <table:table-cell table:formula="of:=[.A29]" office:value-type="string" office:string-value="WT" calcext:value-type="string">
            <text:p>WT</text:p>
          </table:table-cell>
          <table:table-cell office:value-type="string" calcext:value-type="string">
            <text:p>LA</text:p>
          </table:table-cell>
          <table:table-cell office:value-type="float" office:value="0.0000999408600965286" calcext:value-type="float">
            <text:p>9.99408600965286E-05</text:p>
          </table:table-cell>
        </table:table-row>
        <table:table-row table:style-name="ro1">
          <table:table-cell table:formula="of:=[.A30]" office:value-type="string" office:string-value="Mut" calcext:value-type="string">
            <text:p>Mut</text:p>
          </table:table-cell>
          <table:table-cell office:value-type="string" calcext:value-type="string">
            <text:p>LA</text:p>
          </table:table-cell>
          <table:table-cell office:value-type="float" office:value="0.00868610899224708" calcext:value-type="float">
            <text:p>0.008686108992247</text:p>
          </table:table-cell>
        </table:table-row>
        <table:table-row table:style-name="ro1">
          <table:table-cell table:formula="of:=[.A31]" office:value-type="string" office:string-value="Mut" calcext:value-type="string">
            <text:p>Mut</text:p>
          </table:table-cell>
          <table:table-cell office:value-type="string" calcext:value-type="string">
            <text:p>LA</text:p>
          </table:table-cell>
          <table:table-cell office:value-type="float" office:value="0.00000468659742765431" calcext:value-type="float">
            <text:p>4.68659742765431E-06</text:p>
          </table:table-cell>
        </table:table-row>
        <table:table-row table:style-name="ro1">
          <table:table-cell table:formula="of:=[.A32]" office:value-type="string" office:string-value="Mut" calcext:value-type="string">
            <text:p>Mut</text:p>
          </table:table-cell>
          <table:table-cell office:value-type="string" calcext:value-type="string">
            <text:p>LA</text:p>
          </table:table-cell>
          <table:table-cell office:value-type="float" office:value="0.00485649689975962" calcext:value-type="float">
            <text:p>0.00485649689976</text:p>
          </table:table-cell>
        </table:table-row>
        <table:table-row table:style-name="ro1">
          <table:table-cell table:formula="of:=[.A33]" office:value-type="string" office:string-value="Mut" calcext:value-type="string">
            <text:p>Mut</text:p>
          </table:table-cell>
          <table:table-cell office:value-type="string" calcext:value-type="string">
            <text:p>LA</text:p>
          </table:table-cell>
          <table:table-cell office:value-type="float" office:value="0.00151700059345154" calcext:value-type="float">
            <text:p>0.001517000593452</text:p>
          </table:table-cell>
        </table:table-row>
        <table:table-row table:style-name="ro1">
          <table:table-cell table:formula="of:=[.A34]" office:value-type="string" office:string-value="WT" calcext:value-type="string">
            <text:p>WT</text:p>
          </table:table-cell>
          <table:table-cell office:value-type="string" calcext:value-type="string">
            <text:p>RA</text:p>
          </table:table-cell>
          <table:table-cell office:value-type="float" office:value="0.00510009968276866" calcext:value-type="float">
            <text:p>0.005100099682769</text:p>
          </table:table-cell>
        </table:table-row>
        <table:table-row table:style-name="ro1">
          <table:table-cell table:formula="of:=[.A35]" office:value-type="string" office:string-value="WT" calcext:value-type="string">
            <text:p>WT</text:p>
          </table:table-cell>
          <table:table-cell office:value-type="string" calcext:value-type="string">
            <text:p>RA</text:p>
          </table:table-cell>
          <table:table-cell office:value-type="float" office:value="0.00074926704290279" calcext:value-type="float">
            <text:p>0.000749267042903</text:p>
          </table:table-cell>
        </table:table-row>
        <table:table-row table:style-name="ro1">
          <table:table-cell table:formula="of:=[.A36]" office:value-type="string" office:string-value="WT" calcext:value-type="string">
            <text:p>WT</text:p>
          </table:table-cell>
          <table:table-cell office:value-type="string" calcext:value-type="string">
            <text:p>RA</text:p>
          </table:table-cell>
          <table:table-cell office:value-type="float" office:value="0.0163993480115669" calcext:value-type="float">
            <text:p>0.016399348011567</text:p>
          </table:table-cell>
        </table:table-row>
        <table:table-row table:style-name="ro1">
          <table:table-cell table:formula="of:=[.A37]" office:value-type="string" office:string-value="WT" calcext:value-type="string">
            <text:p>WT</text:p>
          </table:table-cell>
          <table:table-cell office:value-type="string" calcext:value-type="string">
            <text:p>RA</text:p>
          </table:table-cell>
          <table:table-cell office:value-type="float" office:value="0.0039307751536161" calcext:value-type="float">
            <text:p>0.003930775153616</text:p>
          </table:table-cell>
        </table:table-row>
        <table:table-row table:style-name="ro1">
          <table:table-cell table:formula="of:=[.A38]" office:value-type="string" office:string-value="Mut" calcext:value-type="string">
            <text:p>Mut</text:p>
          </table:table-cell>
          <table:table-cell office:value-type="string" calcext:value-type="string">
            <text:p>RA</text:p>
          </table:table-cell>
          <table:table-cell office:value-type="float" office:value="0.00465648298681667" calcext:value-type="float">
            <text:p>0.004656482986817</text:p>
          </table:table-cell>
        </table:table-row>
        <table:table-row table:style-name="ro1">
          <table:table-cell table:formula="of:=[.A39]" office:value-type="string" office:string-value="Mut" calcext:value-type="string">
            <text:p>Mut</text:p>
          </table:table-cell>
          <table:table-cell office:value-type="string" calcext:value-type="string">
            <text:p>RA</text:p>
          </table:table-cell>
          <table:table-cell office:value-type="float" office:value="0.000362798087303828" calcext:value-type="float">
            <text:p>0.000362798087304</text:p>
          </table:table-cell>
        </table:table-row>
        <table:table-row table:style-name="ro1">
          <table:table-cell table:formula="of:=[.A40]" office:value-type="string" office:string-value="Mut" calcext:value-type="string">
            <text:p>Mut</text:p>
          </table:table-cell>
          <table:table-cell office:value-type="string" calcext:value-type="string">
            <text:p>RA</text:p>
          </table:table-cell>
          <table:table-cell office:value-type="float" office:value="0.0176159060167992" calcext:value-type="float">
            <text:p>0.017615906016799</text:p>
          </table:table-cell>
        </table:table-row>
        <table:table-row table:style-name="ro1">
          <table:table-cell table:formula="of:=[.A41]" office:value-type="string" office:string-value="Mut" calcext:value-type="string">
            <text:p>Mut</text:p>
          </table:table-cell>
          <table:table-cell office:value-type="string" calcext:value-type="string">
            <text:p>RA</text:p>
          </table:table-cell>
          <table:table-cell office:value-type="float" office:value="0.00058455932799763" calcext:value-type="float">
            <text:p>0.000584559327998</text:p>
          </table:table-cell>
        </table:table-row>
      </table:table>
      <table:table table:name="ZsGreen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Genotype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office:value-type="float" office:value="0.252977117608989" calcext:value-type="float">
            <text:p>0.25297711760898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office:value-type="float" office:value="0.152651274571094" calcext:value-type="float">
            <text:p>0.1526512745710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office:value-type="float" office:value="0.162200544652756" calcext:value-type="float">
            <text:p>0.16220054465275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V</text:p>
          </table:table-cell>
          <table:table-cell office:value-type="float" office:value="0.170543037191479" calcext:value-type="float">
            <text:p>0.17054303719147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office:value-type="float" office:value="0.305741316056035" calcext:value-type="float">
            <text:p>0.30574131605603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office:value-type="float" office:value="0.23967970060938" calcext:value-type="float">
            <text:p>0.2396797006093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office:value-type="float" office:value="0.165111322674025" calcext:value-type="float">
            <text:p>0.16511132267402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V</text:p>
          </table:table-cell>
          <table:table-cell office:value-type="float" office:value="0.26438951257948" calcext:value-type="float">
            <text:p>0.2643895125794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office:value-type="float" office:value="0.00156915292411534" calcext:value-type="float">
            <text:p>0.00156915292411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office:value-type="float" office:value="0.0330877451387531" calcext:value-type="float">
            <text:p>0.03308774513875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office:value-type="float" office:value="0.00921363829081225" calcext:value-type="float">
            <text:p>0.0092136382908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V</text:p>
          </table:table-cell>
          <table:table-cell office:value-type="float" office:value="0.00596394441042501" calcext:value-type="float">
            <text:p>0.00596394441042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office:value-type="float" office:value="0.00211333134592068" calcext:value-type="float">
            <text:p>0.00211333134592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office:value-type="float" office:value="0.00177066290863743" calcext:value-type="float">
            <text:p>0.001770662908637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office:value-type="float" office:value="0.0139635006518149" calcext:value-type="float">
            <text:p>0.0139635006518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V</text:p>
          </table:table-cell>
          <table:table-cell office:value-type="float" office:value="0.00826993815381186" calcext:value-type="float">
            <text:p>0.008269938153812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office:value-type="float" office:value="0.101152410116685" calcext:value-type="float">
            <text:p>0.10115241011668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office:value-type="float" office:value="0.0996020112718352" calcext:value-type="float">
            <text:p>0.099602011271835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office:value-type="float" office:value="0.130307796009094" calcext:value-type="float">
            <text:p>0.13030779600909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IVS</text:p>
          </table:table-cell>
          <table:table-cell office:value-type="float" office:value="0.113934653950789" calcext:value-type="float">
            <text:p>0.11393465395078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office:value-type="float" office:value="0.0847617308048639" calcext:value-type="float">
            <text:p>0.08476173080486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office:value-type="float" office:value="0.135104391864356" calcext:value-type="float">
            <text:p>0.1351043918643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office:value-type="float" office:value="0.134123849611174" calcext:value-type="float">
            <text:p>0.13412384961117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IVS</text:p>
          </table:table-cell>
          <table:table-cell office:value-type="float" office:value="0.165508804653118" calcext:value-type="float">
            <text:p>0.16550880465311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office:value-type="float" office:value="0.196352720398061" calcext:value-type="float">
            <text:p>0.19635272039806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office:value-type="float" office:value="0.146759568456717" calcext:value-type="float">
            <text:p>0.14675956845671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office:value-type="float" office:value="0.134975049248547" calcext:value-type="float">
            <text:p>0.134975049248547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AVCplx</text:p>
          </table:table-cell>
          <table:table-cell office:value-type="float" office:value="0.25840111214404" calcext:value-type="float">
            <text:p>0.25840111214404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office:value-type="float" office:value="0.183513328769028" calcext:value-type="float">
            <text:p>0.18351332876902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office:value-type="float" office:value="0.21085827955679" calcext:value-type="float">
            <text:p>0.2108582795567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office:value-type="float" office:value="0.10074311953156" calcext:value-type="float">
            <text:p>0.100743119531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AVCplx</text:p>
          </table:table-cell>
          <table:table-cell office:value-type="float" office:value="0.147950104107798" calcext:value-type="float">
            <text:p>0.14795010410779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office:value-type="float" office:value="0.163019884127303" calcext:value-type="float">
            <text:p>0.163019884127303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office:value-type="float" office:value="0.243335530738184" calcext:value-type="float">
            <text:p>0.243335530738184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office:value-type="float" office:value="0.223224870997106" calcext:value-type="float">
            <text:p>0.22322487099710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LA</text:p>
          </table:table-cell>
          <table:table-cell office:value-type="float" office:value="0.138181749630879" calcext:value-type="float">
            <text:p>0.13818174963087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office:value-type="float" office:value="0.142158236950532" calcext:value-type="float">
            <text:p>0.1421582369505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office:value-type="float" office:value="0.125607920391132" calcext:value-type="float">
            <text:p>0.125607920391132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office:value-type="float" office:value="0.199867967822653" calcext:value-type="float">
            <text:p>0.199867967822653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LA</text:p>
          </table:table-cell>
          <table:table-cell office:value-type="float" office:value="0.206932927722399" calcext:value-type="float">
            <text:p>0.20693292772239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office:value-type="float" office:value="0.173114493460511" calcext:value-type="float">
            <text:p>0.17311449346051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office:value-type="float" office:value="0.246110626221546" calcext:value-type="float">
            <text:p>0.24611062622154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office:value-type="float" office:value="0.250730109044796" calcext:value-type="float">
            <text:p>0.250730109044796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string" calcext:value-type="string">
            <text:p>RA</text:p>
          </table:table-cell>
          <table:table-cell office:value-type="float" office:value="0.216125897212556" calcext:value-type="float">
            <text:p>0.21612589721255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office:value-type="float" office:value="0.167388092300939" calcext:value-type="float">
            <text:p>0.167388092300939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office:value-type="float" office:value="0.202295224851815" calcext:value-type="float">
            <text:p>0.202295224851815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office:value-type="float" office:value="0.231263522914968" calcext:value-type="float">
            <text:p>0.23126352291496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string" calcext:value-type="string">
            <text:p>RA</text:p>
          </table:table-cell>
          <table:table-cell office:value-type="float" office:value="0.188769366621665" calcext:value-type="float">
            <text:p>0.188769366621665</text:p>
          </table:table-cell>
        </table:table-row>
      </table:table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Channels</text:p>
          </table:table-cell>
          <table:table-cell table:number-columns-repeated="6" office:value-type="string" calcext:value-type="string">
            <text:p>tdTomato</text:p>
          </table:table-cell>
          <table:table-cell table:number-columns-repeated="6" office:value-type="string" calcext:value-type="string">
            <text:p>zsGreen</text:p>
          </table:table-cell>
        </table:table-row>
        <table:table-row table:style-name="ro1">
          <table:table-cell office:value-type="string" calcext:value-type="string">
            <text:p>Regions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IVS</text:p>
          </table:table-cell>
          <table:table-cell office:value-type="string" calcext:value-type="string">
            <text:p>AVCplx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RV</text:p>
          </table:table-cell>
          <table:table-cell office:value-type="string" calcext:value-type="string">
            <text:p>IVS</text:p>
          </table:table-cell>
          <table:table-cell office:value-type="string" calcext:value-type="string">
            <text:p>AVCplx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RA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0.0608628562966865" calcext:value-type="float">
            <text:p>0.060862856296687</text:p>
          </table:table-cell>
          <table:table-cell office:value-type="float" office:value="0.00471464403823609" calcext:value-type="float">
            <text:p>0.004714644038236</text:p>
          </table:table-cell>
          <table:table-cell office:value-type="float" office:value="0.294738976856596" calcext:value-type="float">
            <text:p>0.294738976856596</text:p>
          </table:table-cell>
          <table:table-cell office:value-type="float" office:value="0.119319744266811" calcext:value-type="float">
            <text:p>0.119319744266811</text:p>
          </table:table-cell>
          <table:table-cell office:value-type="float" office:value="0.0338616795214015" calcext:value-type="float">
            <text:p>0.033861679521402</text:p>
          </table:table-cell>
          <table:table-cell office:value-type="float" office:value="0.0245411801233188" calcext:value-type="float">
            <text:p>0.024541180123319</text:p>
          </table:table-cell>
          <table:table-cell office:value-type="float" office:value="1.21730111105396" calcext:value-type="float">
            <text:p>1.21730111105396</text:p>
          </table:table-cell>
          <table:table-cell office:value-type="float" office:value="0.00755061017372938" calcext:value-type="float">
            <text:p>0.007550610173729</text:p>
          </table:table-cell>
          <table:table-cell office:value-type="float" office:value="0.486735489694149" calcext:value-type="float">
            <text:p>0.486735489694149</text:p>
          </table:table-cell>
          <table:table-cell office:value-type="float" office:value="0.944830057983605" calcext:value-type="float">
            <text:p>0.944830057983605</text:p>
          </table:table-cell>
          <table:table-cell office:value-type="float" office:value="0.784435714769966" calcext:value-type="float">
            <text:p>0.784435714769966</text:p>
          </table:table-cell>
          <table:table-cell office:value-type="float" office:value="0.833009986123481" calcext:value-type="float">
            <text:p>0.833009986123481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0.0167245819080488" calcext:value-type="float">
            <text:p>0.016724581908049</text:p>
          </table:table-cell>
          <table:table-cell office:value-type="float" office:value="0.00471276834176587" calcext:value-type="float">
            <text:p>0.004712768341766</text:p>
          </table:table-cell>
          <table:table-cell office:value-type="float" office:value="0.156306170993304" calcext:value-type="float">
            <text:p>0.156306170993304</text:p>
          </table:table-cell>
          <table:table-cell office:value-type="float" office:value="0.103833836959733" calcext:value-type="float">
            <text:p>0.103833836959733</text:p>
          </table:table-cell>
          <table:table-cell office:value-type="float" office:value="0.000202211421162786" calcext:value-type="float">
            <text:p>0.000202211421163</text:p>
          </table:table-cell>
          <table:table-cell office:value-type="float" office:value="0.00271708288600117" calcext:value-type="float">
            <text:p>0.002717082886001</text:p>
          </table:table-cell>
          <table:table-cell office:value-type="float" office:value="0.55356253767216" calcext:value-type="float">
            <text:p>0.55356253767216</text:p>
          </table:table-cell>
          <table:table-cell office:value-type="float" office:value="0.119986788294569" calcext:value-type="float">
            <text:p>0.119986788294569</text:p>
          </table:table-cell>
          <table:table-cell office:value-type="float" office:value="0.361188874916403" calcext:value-type="float">
            <text:p>0.361188874916403</text:p>
          </table:table-cell>
          <table:table-cell office:value-type="float" office:value="0.532197319484128" calcext:value-type="float">
            <text:p>0.532197319484128</text:p>
          </table:table-cell>
          <table:table-cell office:value-type="float" office:value="0.882412769102018" calcext:value-type="float">
            <text:p>0.882412769102018</text:p>
          </table:table-cell>
          <table:table-cell office:value-type="float" office:value="0.892476156403359" calcext:value-type="float">
            <text:p>0.892476156403359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0.029207978211643" calcext:value-type="float">
            <text:p>0.029207978211643</text:p>
          </table:table-cell>
          <table:table-cell office:value-type="float" office:value="0.026561411285552" calcext:value-type="float">
            <text:p>0.026561411285552</text:p>
          </table:table-cell>
          <table:table-cell office:value-type="float" office:value="0.143344575249374" calcext:value-type="float">
            <text:p>0.143344575249374</text:p>
          </table:table-cell>
          <table:table-cell office:value-type="float" office:value="0.144427050851295" calcext:value-type="float">
            <text:p>0.144427050851295</text:p>
          </table:table-cell>
          <table:table-cell office:value-type="float" office:value="0.0188561374327882" calcext:value-type="float">
            <text:p>0.018856137432788</text:p>
          </table:table-cell>
          <table:table-cell office:value-type="float" office:value="0.0814693286375439" calcext:value-type="float">
            <text:p>0.081469328637544</text:p>
          </table:table-cell>
          <table:table-cell office:value-type="float" office:value="0.805786270782446" calcext:value-type="float">
            <text:p>0.805786270782446</text:p>
          </table:table-cell>
          <table:table-cell office:value-type="float" office:value="0.0457718761338685" calcext:value-type="float">
            <text:p>0.045771876133869</text:p>
          </table:table-cell>
          <table:table-cell office:value-type="float" office:value="0.647348214673604" calcext:value-type="float">
            <text:p>0.647348214673604</text:p>
          </table:table-cell>
          <table:table-cell office:value-type="float" office:value="0.670534379619396" calcext:value-type="float">
            <text:p>0.670534379619396</text:p>
          </table:table-cell>
          <table:table-cell office:value-type="float" office:value="1.10894532895512" calcext:value-type="float">
            <text:p>1.10894532895512</text:p>
          </table:table-cell>
          <table:table-cell office:value-type="float" office:value="1.24558693666908" calcext:value-type="float">
            <text:p>1.24558693666908</text:p>
          </table:table-cell>
        </table:table-row>
        <table:table-row table:style-name="ro1">
          <table:table-cell office:value-type="string" calcext:value-type="string">
            <text:p>WT</text:p>
          </table:table-cell>
          <table:table-cell office:value-type="float" office:value="0.0364321939284147" calcext:value-type="float">
            <text:p>0.036432193928415</text:p>
          </table:table-cell>
          <table:table-cell office:value-type="float" office:value="0.00403731463016844" calcext:value-type="float">
            <text:p>0.004037314630168</text:p>
          </table:table-cell>
          <table:table-cell office:value-type="float" office:value="0.230645702251036" calcext:value-type="float">
            <text:p>0.230645702251036</text:p>
          </table:table-cell>
          <table:table-cell office:value-type="float" office:value="0.141080577334875" calcext:value-type="float">
            <text:p>0.141080577334875</text:p>
          </table:table-cell>
          <table:table-cell office:value-type="float" office:value="0.000443823469997892" calcext:value-type="float">
            <text:p>0.000443823469998</text:p>
          </table:table-cell>
          <table:table-cell office:value-type="float" office:value="0.0174560261616159" calcext:value-type="float">
            <text:p>0.017456026161616</text:p>
          </table:table-cell>
          <table:table-cell office:value-type="float" office:value="0.757357926249534" calcext:value-type="float">
            <text:p>0.757357926249534</text:p>
          </table:table-cell>
          <table:table-cell office:value-type="float" office:value="0.0264850482630708" calcext:value-type="float">
            <text:p>0.026485048263071</text:p>
          </table:table-cell>
          <table:table-cell office:value-type="float" office:value="0.505967963659789" calcext:value-type="float">
            <text:p>0.505967963659789</text:p>
          </table:table-cell>
          <table:table-cell office:value-type="float" office:value="1.14752342667767" calcext:value-type="float">
            <text:p>1.14752342667767</text:p>
          </table:table-cell>
          <table:table-cell office:value-type="float" office:value="0.613645945735533" calcext:value-type="float">
            <text:p>0.613645945735533</text:p>
          </table:table-cell>
          <table:table-cell office:value-type="float" office:value="0.959785072538276" calcext:value-type="float">
            <text:p>0.95978507253827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0825088998474589" calcext:value-type="float">
            <text:p>0.082508899847459</text:p>
          </table:table-cell>
          <table:table-cell office:value-type="float" office:value="0.00369549632372098" calcext:value-type="float">
            <text:p>0.003695496323721</text:p>
          </table:table-cell>
          <table:table-cell office:value-type="float" office:value="0.156990536320898" calcext:value-type="float">
            <text:p>0.156990536320898</text:p>
          </table:table-cell>
          <table:table-cell office:value-type="float" office:value="0.0356765347247902" calcext:value-type="float">
            <text:p>0.03567653472479</text:p>
          </table:table-cell>
          <table:table-cell office:value-type="float" office:value="0.0239876713501597" calcext:value-type="float">
            <text:p>0.02398767135016</text:p>
          </table:table-cell>
          <table:table-cell office:value-type="float" office:value="0.0128594038636939" calcext:value-type="float">
            <text:p>0.012859403863694</text:p>
          </table:table-cell>
          <table:table-cell office:value-type="float" office:value="0.844339187346553" calcext:value-type="float">
            <text:p>0.844339187346553</text:p>
          </table:table-cell>
          <table:table-cell office:value-type="float" office:value="0.00583620327872741" calcext:value-type="float">
            <text:p>0.005836203278727</text:p>
          </table:table-cell>
          <table:table-cell office:value-type="float" office:value="0.234079096109959" calcext:value-type="float">
            <text:p>0.234079096109959</text:p>
          </table:table-cell>
          <table:table-cell office:value-type="float" office:value="0.506792790974001" calcext:value-type="float">
            <text:p>0.506792790974001</text:p>
          </table:table-cell>
          <table:table-cell office:value-type="float" office:value="0.392586032564314" calcext:value-type="float">
            <text:p>0.392586032564314</text:p>
          </table:table-cell>
          <table:table-cell office:value-type="float" office:value="0.462261128616851" calcext:value-type="float">
            <text:p>0.462261128616851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0447578297829206" calcext:value-type="float">
            <text:p>0.044757829782921</text:p>
          </table:table-cell>
          <table:table-cell office:value-type="float" office:value="0.00132732257958216" calcext:value-type="float">
            <text:p>0.001327322579582</text:p>
          </table:table-cell>
          <table:table-cell office:value-type="float" office:value="0.207255532026863" calcext:value-type="float">
            <text:p>0.207255532026863</text:p>
          </table:table-cell>
          <table:table-cell office:value-type="float" office:value="0.0430517119299309" calcext:value-type="float">
            <text:p>0.043051711929931</text:p>
          </table:table-cell>
          <table:table-cell office:value-type="float" office:value="0.0000164745282153521" calcext:value-type="float">
            <text:p>1.64745282153521E-05</text:p>
          </table:table-cell>
          <table:table-cell office:value-type="float" office:value="0.00127532339144269" calcext:value-type="float">
            <text:p>0.001275323391443</text:p>
          </table:table-cell>
          <table:table-cell office:value-type="float" office:value="0.842532359838869" calcext:value-type="float">
            <text:p>0.842532359838869</text:p>
          </table:table-cell>
          <table:table-cell office:value-type="float" office:value="0.00622431017353777" calcext:value-type="float">
            <text:p>0.006224310173538</text:p>
          </table:table-cell>
          <table:table-cell office:value-type="float" office:value="0.474924750876531" calcext:value-type="float">
            <text:p>0.474924750876531</text:p>
          </table:table-cell>
          <table:table-cell office:value-type="float" office:value="0.741218064837627" calcext:value-type="float">
            <text:p>0.741218064837627</text:p>
          </table:table-cell>
          <table:table-cell office:value-type="float" office:value="0.44154234719305" calcext:value-type="float">
            <text:p>0.44154234719305</text:p>
          </table:table-cell>
          <table:table-cell office:value-type="float" office:value="0.711116847798098" calcext:value-type="float">
            <text:p>0.711116847798098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151696222187406" calcext:value-type="float">
            <text:p>0.151696222187406</text:p>
          </table:table-cell>
          <table:table-cell office:value-type="float" office:value="0.0201940846152486" calcext:value-type="float">
            <text:p>0.020194084615249</text:p>
          </table:table-cell>
          <table:table-cell office:value-type="float" office:value="0.392532011775063" calcext:value-type="float">
            <text:p>0.392532011775063</text:p>
          </table:table-cell>
          <table:table-cell office:value-type="float" office:value="0.0862838083701847" calcext:value-type="float">
            <text:p>0.086283808370185</text:p>
          </table:table-cell>
          <table:table-cell office:value-type="float" office:value="0.0238584323580866" calcext:value-type="float">
            <text:p>0.023858432358087</text:p>
          </table:table-cell>
          <table:table-cell office:value-type="float" office:value="0.0865413714459526" calcext:value-type="float">
            <text:p>0.086541371445953</text:p>
          </table:table-cell>
          <table:table-cell office:value-type="float" office:value="0.811139676371959" calcext:value-type="float">
            <text:p>0.811139676371959</text:p>
          </table:table-cell>
          <table:table-cell office:value-type="float" office:value="0.0685982597456028" calcext:value-type="float">
            <text:p>0.068598259745603</text:p>
          </table:table-cell>
          <table:table-cell office:value-type="float" office:value="0.658908027659352" calcext:value-type="float">
            <text:p>0.658908027659352</text:p>
          </table:table-cell>
          <table:table-cell office:value-type="float" office:value="0.494919064605049" calcext:value-type="float">
            <text:p>0.494919064605049</text:p>
          </table:table-cell>
          <table:table-cell office:value-type="float" office:value="0.98188807473161" calcext:value-type="float">
            <text:p>0.98188807473161</text:p>
          </table:table-cell>
          <table:table-cell office:value-type="float" office:value="1.13612450131136" calcext:value-type="float">
            <text:p>1.13612450131136</text:p>
          </table:table-cell>
        </table:table-row>
        <table:table-row table:style-name="ro1">
          <table:table-cell office:value-type="string" calcext:value-type="string">
            <text:p>Mut</text:p>
          </table:table-cell>
          <table:table-cell office:value-type="float" office:value="0.000170204780354004" calcext:value-type="float">
            <text:p>0.000170204780354</text:p>
          </table:table-cell>
          <table:table-cell office:value-type="float" office:value="0.0000899284655514025" calcext:value-type="float">
            <text:p>8.99284655514025E-05</text:p>
          </table:table-cell>
          <table:table-cell office:value-type="float" office:value="0.0136806851325866" calcext:value-type="float">
            <text:p>0.013680685132587</text:p>
          </table:table-cell>
          <table:table-cell office:value-type="float" office:value="0.0153953778085447" calcext:value-type="float">
            <text:p>0.015395377808545</text:p>
          </table:table-cell>
          <table:table-cell office:value-type="float" office:value="0.00276798225578182" calcext:value-type="float">
            <text:p>0.002767982255782</text:p>
          </table:table-cell>
          <table:table-cell office:value-type="float" office:value="0.00106661121579902" calcext:value-type="float">
            <text:p>0.001066611215799</text:p>
          </table:table-cell>
          <table:table-cell office:value-type="float" office:value="0.482416079857771" calcext:value-type="float">
            <text:p>0.482416079857771</text:p>
          </table:table-cell>
          <table:table-cell office:value-type="float" office:value="0.0150896724529828" calcext:value-type="float">
            <text:p>0.015089672452983</text:p>
          </table:table-cell>
          <table:table-cell office:value-type="float" office:value="0.301994235488824" calcext:value-type="float">
            <text:p>0.301994235488824</text:p>
          </table:table-cell>
          <table:table-cell office:value-type="float" office:value="0.269955901585834" calcext:value-type="float">
            <text:p>0.269955901585834</text:p>
          </table:table-cell>
          <table:table-cell office:value-type="float" office:value="0.377578410018518" calcext:value-type="float">
            <text:p>0.377578410018518</text:p>
          </table:table-cell>
          <table:table-cell office:value-type="float" office:value="0.344436422437453" calcext:value-type="float">
            <text:p>0.344436422437453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TTEST([.B3:.B6];[.B7:.B10];2;3)" office:value-type="float" office:value="0.374001502431118" calcext:value-type="float">
            <text:p>0.374001502431118</text:p>
          </table:table-cell>
          <table:table-cell table:formula="of:=TTEST([.C3:.C6];[.C7:.C10];2;3)" office:value-type="float" office:value="0.629831158749507" calcext:value-type="float">
            <text:p>0.629831158749507</text:p>
          </table:table-cell>
          <table:table-cell table:formula="of:=TTEST([.D3:.D6];[.D7:.D10];2;3)" office:value-type="float" office:value="0.881065724019646" calcext:value-type="float">
            <text:p>0.881065724019646</text:p>
          </table:table-cell>
          <table:table-cell table:formula="of:=TTEST([.E3:.E6];[.E7:.E10];2;3)" office:value-type="float" office:value="0.00538228178583187" calcext:value-type="float">
            <text:p>0.005382281785832</text:p>
          </table:table-cell>
          <table:table-cell table:formula="of:=TTEST([.F3:.F6];[.F7:.F10];2;3)" office:value-type="float" office:value="0.949919811564681" calcext:value-type="float">
            <text:p>0.949919811564681</text:p>
          </table:table-cell>
          <table:table-cell table:formula="of:=TTEST([.G3:.G6];[.G7:.G10];2;3)" office:value-type="float" office:value="0.827656600574348" calcext:value-type="float">
            <text:p>0.827656600574348</text:p>
          </table:table-cell>
          <table:table-cell table:formula="of:=TTEST([.H3:.H6];[.H7:.H10];2;3)" office:value-type="float" office:value="0.613891908563425" calcext:value-type="float">
            <text:p>0.613891908563425</text:p>
          </table:table-cell>
          <table:table-cell table:formula="of:=TTEST([.I3:.I6];[.I7:.I10];2;3)" office:value-type="float" office:value="0.408803199896844" calcext:value-type="float">
            <text:p>0.408803199896844</text:p>
          </table:table-cell>
          <table:table-cell table:formula="of:=TTEST([.J3:.J6];[.J7:.J10];2;3)" office:value-type="float" office:value="0.491789832777763" calcext:value-type="float">
            <text:p>0.491789832777763</text:p>
          </table:table-cell>
          <table:table-cell table:formula="of:=TTEST([.K3:.K6];[.K7:.K10];2;3)" office:value-type="float" office:value="0.110920062112074" calcext:value-type="float">
            <text:p>0.110920062112074</text:p>
          </table:table-cell>
          <table:table-cell table:formula="of:=TTEST([.L3:.L6];[.L7:.L10];2;3)" office:value-type="float" office:value="0.149676509804052" calcext:value-type="float">
            <text:p>0.149676509804052</text:p>
          </table:table-cell>
          <table:table-cell table:formula="of:=TTEST([.M3:.M6];[.M7:.M10];2;3)" office:value-type="float" office:value="0.173100736103343" calcext:value-type="float">
            <text:p>0.1731007361033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/00/0000</text:date>, <text:time style:data-style-name="N2" text:time-value="21:22:06.733125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11:42:55.540116737</meta:creation-date>
    <dc:date>2021-04-10T21:27:44.556647292</dc:date>
    <meta:editing-duration>PT31M45S</meta:editing-duration>
    <meta:editing-cycles>7</meta:editing-cycles>
    <meta:generator>LibreOffice/6.4.6.2$Linux_X86_64 LibreOffice_project/40$Build-2</meta:generator>
    <meta:document-statistic meta:table-count="3" meta:cell-count="436" meta:object-count="0"/>
  </office:meta>
</office:document-meta>
</file>